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Preformatted_20_Text" style:list-style-name="L2"/>
    <style:style style:name="P4" style:family="paragraph" style:parent-style-name="Preformatted_20_Text" style:list-style-name="L2">
      <style:paragraph-properties fo:margin-top="0cm" fo:margin-bottom="0.499cm"/>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Les fonctionnalités que vous pouvez ajouter à votre site dépendent de la nature de votre site, de votre public cible et de vos objectifs. Cependant, voici quelques idées de fonctionnalités que vous pourriez envisager d'ajouter pour améliorer l'expérience utilisateur et rendre votre site plus attrayant :</text:p>
      <text:list xml:id="list8543191027461250255" text:style-name="L1">
        <text:list-item>
          <text:p text:style-name="P1"><text:span text:style-name="Strong_20_Emphasis">Barre de recherche :</text:span> Permettez aux utilisateurs de rechercher du contenu spécifique sur votre site.</text:p>
        </text:list-item>
        <text:list-item>
          <text:p text:style-name="P1"><text:span text:style-name="Strong_20_Emphasis">Filtres et Tri :</text:span> Si votre site affiche des listes de produits ou d'articles, ajoutez des fonctionnalités de filtres et de tri pour faciliter la navigation.</text:p>
        </text:list-item>
        <text:list-item>
          <text:p text:style-name="P1"><text:span text:style-name="Strong_20_Emphasis">Système de Commentaires :</text:span> Permettez aux utilisateurs de laisser des commentaires sur vos articles, produits ou pages.</text:p>
        </text:list-item>
        <text:list-item>
          <text:p text:style-name="P1"><text:span text:style-name="Strong_20_Emphasis">Système de notation :</text:span> Si applicable, ajoutez un système de notation pour que les utilisateurs puissent évaluer et commenter vos produits ou services.</text:p>
        </text:list-item>
        <text:list-item>
          <text:p text:style-name="P1"><text:span text:style-name="Strong_20_Emphasis">Page de Profil Utilisateur :</text:span> Offrez aux utilisateurs la possibilité de créer un compte et de personnaliser leur profil.</text:p>
        </text:list-item>
        <text:list-item>
          <text:p text:style-name="P1"><text:span text:style-name="Strong_20_Emphasis">Système d'Authentification :</text:span> Si vous proposez des fonctionnalités spécifiques aux utilisateurs connectés, ajoutez un système d'authentification.</text:p>
        </text:list-item>
        <text:list-item>
          <text:p text:style-name="P1"><text:span text:style-name="Strong_20_Emphasis">Page d'Accueil Personnalisée :</text:span> Affichez du contenu personnalisé en fonction des préférences ou du comportement de l'utilisateur.</text:p>
        </text:list-item>
        <text:list-item>
          <text:p text:style-name="P1"><text:span text:style-name="Strong_20_Emphasis">Newsletter :</text:span> Permettez aux utilisateurs de s'abonner à une newsletter pour recevoir des mises à jour régulières.</text:p>
        </text:list-item>
        <text:list-item>
          <text:p text:style-name="P1"><text:span text:style-name="Strong_20_Emphasis">Formulaire de Contact :</text:span> Ajoutez un formulaire de contact pour que les utilisateurs puissent vous envoyer des messages.</text:p>
        </text:list-item>
        <text:list-item>
          <text:p text:style-name="P1"><text:span text:style-name="Strong_20_Emphasis">Section FAQ :</text:span> Ajoutez une section de questions fréquemment posées pour répondre aux questions courantes des utilisateurs.</text:p>
        </text:list-item>
        <text:list-item>
          <text:p text:style-name="P1"><text:span text:style-name="Strong_20_Emphasis">Page de Blog :</text:span> Si cela a du sens pour votre site, ajoutez une section de blog pour partager des articles et des actualités.</text:p>
        </text:list-item>
        <text:list-item>
          <text:p text:style-name="P1"><text:span text:style-name="Strong_20_Emphasis">Intégration des Réseaux Sociaux :</text:span> Ajoutez des boutons de partage social et intégrez les flux de vos comptes de médias sociaux.</text:p>
        </text:list-item>
        <text:list-item>
          <text:p text:style-name="P1"><text:span text:style-name="Strong_20_Emphasis">Chat en Direct :</text:span> Si vous pouvez fournir un support en direct, ajoutez une fonctionnalité de chat en direct.</text:p>
        </text:list-item>
        <text:list-item>
          <text:p text:style-name="P1"><text:span text:style-name="Strong_20_Emphasis">Galerie d'Images :</text:span> Affichez une galerie d'images pour mettre en valeur vos produits, projets ou événements.</text:p>
        </text:list-item>
        <text:list-item>
          <text:p text:style-name="P1"><text:span text:style-name="Strong_20_Emphasis">Intégration de Carte :</text:span> Si vous avez un emplacement physique, ajoutez une carte pour aider les utilisateurs à vous trouver.</text:p>
        </text:list-item>
        <text:list-item>
          <text:p text:style-name="P1"><text:span text:style-name="Strong_20_Emphasis">Suivi Analytique :</text:span> Intégrez des outils d'analyse web pour comprendre le comportement des utilisateurs sur votre site.</text:p>
        </text:list-item>
        <text:list-item>
          <text:p text:style-name="P1"><text:span text:style-name="Strong_20_Emphasis">Page 404 Personnalisée :</text:span> Créez une page d'erreur 404 personnalisée avec des suggestions de contenu.</text:p>
        </text:list-item>
        <text:list-item>
          <text:p text:style-name="P1"><text:span text:style-name="Strong_20_Emphasis">Multilinguisme :</text:span> Si votre audience est internationale, envisagez d'ajouter une fonctionnalité de traduction pour plusieurs langues.</text:p>
        </text:list-item>
      </text:list>
      <text:p text:style-name="Standard"/>
      <text:p text:style-name="Standard"/>
      <text:p text:style-name="Standard"/>
      <text:p text:style-name="Standard"/>
      <text:p text:style-name="Text_20_body"><text:soft-page-break/>Dans Django, vous pouvez personnaliser la page d'erreur 404 en créant un fichier <text:span text:style-name="Source_20_Text">404.html</text:span> dans le répertoire des templates de votre application. Voici comment vous pouvez le faire :</text:p>
      <text:list xml:id="list641063779051979881" text:style-name="L2">
        <text:list-item>
          <text:p text:style-name="P2"><text:span text:style-name="Strong_20_Emphasis">Créez un fichier </text:span><text:span text:style-name="Strong_20_Emphasis"><text:span text:style-name="Source_20_Text">404.html</text:span></text:span><text:span text:style-name="Strong_20_Emphasis"> dans votre répertoire de templates :</text:span></text:p>
          <text:p text:style-name="P2">Dans le répertoire <text:span text:style-name="Source_20_Text">templates</text:span> de votre application Django, créez un fichier nommé <text:span text:style-name="Source_20_Text">404.html</text:span>. Assurez-vous qu'il est à la racine de ce répertoire.</text:p>
          <text:p text:style-name="P3">htmlCopy code</text:p>
          <text:p text:style-name="P3"><text:span text:style-name="Source_20_Text">&lt;!-- templates/404.html --&gt;</text:span></text:p>
          <text:p text:style-name="P3"/>
          <text:p text:style-name="P3"><text:span text:style-name="Source_20_Text">{% extends 'base.html' %}</text:span></text:p>
          <text:p text:style-name="P3"/>
          <text:p text:style-name="P3"><text:span text:style-name="Source_20_Text">{% block content %}</text:span></text:p>
          <text:p text:style-name="P3"><text:span text:style-name="Source_20_Text"><text:s text:c="4"/>&lt;div class="container"&gt;</text:span></text:p>
          <text:p text:style-name="P3"><text:span text:style-name="Source_20_Text"><text:s text:c="8"/>&lt;h1&gt;Erreur 404 - Page non trouvée&lt;/h1&gt;</text:span></text:p>
          <text:p text:style-name="P3"><text:span text:style-name="Source_20_Text"><text:s text:c="8"/>&lt;p&gt;Désolé, la page que vous recherchez n'existe pas.&lt;/p&gt;</text:span></text:p>
          <text:p text:style-name="P3"><text:span text:style-name="Source_20_Text"><text:s text:c="4"/>&lt;/div&gt;</text:span></text:p>
          <text:p text:style-name="P4"><text:span text:style-name="Source_20_Text">{% endblock %}</text:span></text:p>
          <text:p text:style-name="P2">Dans cet exemple, le fichier <text:span text:style-name="Source_20_Text">404.html</text:span> étend un fichier de base (<text:span text:style-name="Source_20_Text">base.html</text:span>), mais vous pouvez personnaliser le contenu en fonction de vos besoins.</text:p>
        </text:list-item>
        <text:list-item>
          <text:p text:style-name="P2"><text:span text:style-name="Strong_20_Emphasis">Configurer le middleware pour gérer les erreurs 404 :</text:span></text:p>
          <text:p text:style-name="P2">Assurez-vous que le middleware <text:span text:style-name="Source_20_Text">django.middleware.common.BrokenLinkEmailsMiddleware</text:span> est activé dans votre configuration <text:span text:style-name="Source_20_Text">MIDDLEWARE</text:span> dans le fichier <text:span text:style-name="Source_20_Text">settings.py</text:span>.</text:p>
          <text:p text:style-name="P3">pythonCopy code</text:p>
          <text:p text:style-name="P3"><text:span text:style-name="Source_20_Text">MIDDLEWARE = [</text:span></text:p>
          <text:p text:style-name="P3"><text:span text:style-name="Source_20_Text"><text:s text:c="4"/># ...</text:span></text:p>
          <text:p text:style-name="P3"><text:span text:style-name="Source_20_Text"><text:s text:c="4"/>'django.middleware.common.BrokenLinkEmailsMiddleware',</text:span></text:p>
          <text:p text:style-name="P3"><text:span text:style-name="Source_20_Text"><text:s text:c="4"/># ...</text:span></text:p>
          <text:p text:style-name="P4"><text:span text:style-name="Source_20_Text">]</text:span></text:p>
          <text:p text:style-name="P2">De plus, assurez-vous que <text:span text:style-name="Source_20_Text">DEBUG</text:span> est défini sur <text:span text:style-name="Source_20_Text">False</text:span> dans le même fichier <text:span text:style-name="Source_20_Text">settings.py</text:span> pour que Django utilise la page d'erreur personnalisée en mode production.</text:p>
          <text:p text:style-name="P3">pythonCopy code</text:p>
          <text:p text:style-name="P4"><text:span text:style-name="Source_20_Text">DEBUG = False</text:span></text:p>
        </text:list-item>
        <text:list-item>
          <text:p text:style-name="P2"><text:span text:style-name="Strong_20_Emphasis">Tester la page d'erreur 404 :</text:span></text:p>
          <text:p text:style-name="P2">Pour tester la page d'erreur 404, vous pouvez utiliser une URL qui n'existe pas dans votre application.</text:p>
          <text:p text:style-name="P2">Par exemple, si votre application a une URL comme <text:span text:style-name="Source_20_Text">/mon-url/</text:span>, essayez d'accéder à une URL qui n'existe pas, par exemple <text:span text:style-name="Source_20_Text">/mon-url-inexistante/</text:span>. Vous devriez voir la page d'erreur 404 personnalisée que vous avez créée.</text:p>
        </text:list-item>
      </text:list>
      <text:p text:style-name="Text_20_body">En suivant ces étapes, vous pouvez personnaliser la page d'erreur 404 dans votre application Django. N'oubliez pas d'ajuster le contenu du fichier <text:span text:style-name="Source_20_Text">404.html</text:span> en fonction de vos besoins spécifique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11-25T02:32:34.30</meta:creation-date>
    <meta:document-statistic meta:table-count="0" meta:image-count="0" meta:object-count="0" meta:page-count="2" meta:paragraph-count="47" meta:word-count="668" meta:character-count="4372"/>
    <dc:date>2023-11-25T02:35:53.56</dc:date>
    <meta:editing-duration>PT3M21S</meta:editing-duration>
    <meta:editing-cycles>1</meta:editing-cycles>
    <meta:generator>OpenOffice/4.1.14$Win32 OpenOffice.org_project/4114m1$Build-9811</meta:generator>
  </office:meta>
</office:document-meta>
</file>